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style:writing-mode="lr-tb"/>
    </style:style>
    <style:style style:name="P2" style:family="paragraph" style:parent-style-name="Text_20_body">
      <style:paragraph-properties style:writing-mode="lr-tb"/>
      <style:text-properties officeooo:paragraph-rsid="000564e8"/>
    </style:style>
    <style:style style:name="P3" style:family="paragraph" style:parent-style-name="Text_20_body">
      <style:paragraph-properties style:writing-mode="lr-tb"/>
      <style:text-properties officeooo:paragraph-rsid="000b61b9"/>
    </style:style>
    <style:style style:name="P4" style:family="paragraph" style:parent-style-name="Text_20_body">
      <style:paragraph-properties style:writing-mode="lr-tb"/>
      <style:text-properties officeooo:paragraph-rsid="000bec23"/>
    </style:style>
    <style:style style:name="P5" style:family="paragraph">
      <style:paragraph-properties style:writing-mode="lr-tb"/>
      <style:text-properties officeooo:paragraph-rsid="000564e8"/>
    </style:style>
    <style:style style:name="P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bec23" style:font-weight-asian="bold" style:font-weight-complex="bold"/>
    </style:style>
    <style:style style:name="T3" style:family="text">
      <style:text-properties officeooo:rsid="000564e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0965fc"/>
    </style:style>
    <style:style style:name="T6" style:family="text">
      <style:text-properties officeooo:rsid="000a6fa1"/>
    </style:style>
    <style:style style:name="T7" style:family="text">
      <style:text-properties officeooo:rsid="0009fd52"/>
    </style:style>
    <style:style style:name="T8" style:family="text">
      <style:text-properties officeooo:rsid="000b61b9"/>
    </style:style>
    <style:style style:name="T9" style:family="text">
      <style:text-properties officeooo:rsid="000bec23"/>
    </style:style>
    <style:style style:name="T10" style:family="text">
      <style:text-properties officeooo:rsid="000e1ee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6">Proyecto </text:span>JClic</text:h>
      <text:p text:style-name="P2">JClic <text:span text:style-name="T5">es un proyecto de software libre del </text:span>Departament<text:span text:style-name="T5">o de Educación de la </text:span>Generalitat de Catalu<text:span text:style-name="T5">ñ</text:span>a que <text:span text:style-name="T5">permite crear diversos tipos de actividades interactivas </text:span>(asociacion<text:span text:style-name="T5">e</text:span>s, puzles, activi<text:span text:style-name="T5">dades</text:span> de text<text:span text:style-name="T5">o</text:span>, <text:span text:style-name="T5">crucigramas, sopas de letras</text:span>…) a partir <text:span text:style-name="T5">de elementos de texto, gráficos y multimedia</text:span>.</text:p>
      <text:p text:style-name="P2">El programa <text:span text:style-name="T5">cuenta con una herramienta de autor para crear las actividades, un reproductor que permite ejecutarlas y un sistema de informes que almacena los resultados obtenidos por los alumnos</text:span>. <text:span text:style-name="T5">Todos estos componentes, así como diversas guías y tutoriales para aprender a crear las actividades, se encuentran disponibles en la </text:span><text:a xlink:type="simple" xlink:href="http://clic.xtec.cat/es/jclic/download.htm">zonaClic</text:a>.</text:p>
      <text:p>JClic <text:span text:style-name="T5">está desarrollado en Java y funciona en sistemas </text:span>Linux, Windows <text:span text:style-name="T5">y</text:span> Mac. <text:span text:style-name="T5">El código fuente y la documentación técnica de la aplicación están disponibles en </text:span><text:a xlink:type="simple" xlink:href="http://projectestac.github.io/jclic/">GitHub</text:a>.</text:p>
      <text:h text:outline-level="2"><text:span text:style-name="T6">El nuevo “</text:span>jclic.js”</text:h>
      <text:p><text:span text:style-name="T5">Es un proyecto todavía en fase de desarrollo que pretende crear un reproductor de actividades JClic totalmente basado en </text:span>HTML <text:span text:style-name="T5">y</text:span> JavaScript. <text:span text:style-name="T5">El objetivo es poder ver las actividades </text:span>JClic <text:span text:style-name="T5">en cualquier navegador web moderno </text:span>(Firefox, Chrome, Safari…) <text:span text:style-name="T5">sin ningún conector especial</text:span>. <text:span text:style-name="T5">Esto permitirá utilizar JClic en sistemas que no soportan Java, como </text:span>Android, iOS, ChromeOS o <text:span text:style-name="T5">los navegadores </text:span>web Chrome <text:span text:style-name="T5">y</text:span> Edge.</text:p>
      <text:p><text:span text:style-name="T5">El código fuente y la documentación del proyecto </text:span><text:span text:style-name="T1">jclic.js</text:span> <text:span text:style-name="T5">están disponibles en </text:span><text:a xlink:type="simple" xlink:href="http://projectestac.github.io/jclic.js/">GitHub</text:a>. El <text:span text:style-name="T5">proyecto está abierto a las aportaciones de todas las personas que quieran participar en su desarrollo</text:span>.</text:p>
      <text:p><text:span text:style-name="T5">Está previsto que el módulo </text:span>JClic Author <text:span text:style-name="T5">permita pronto la exportación directa de las actividades a páginas</text:span> HTML <text:span text:style-name="T5">con</text:span> jclic.js<text:span text:style-name="T3">.</text:span></text:p>
      <text:h text:outline-level="2">Biblioteca <text:span text:style-name="T5">de actividades </text:span>JClic</text:h>
      <text:p><text:span text:style-name="T6">Son muchos los docentes de distintos países que han utilizado JClic para crear materiales interactivos dirigidos a una gran diversidad de niveles, temas y áreas curriculares</text:span>. <text:span text:style-name="T6">Algunos de estos materiales se han ido recopilando en la </text:span><text:a xlink:type="simple" xlink:href="http://clic.xtec.cat/db/listact_es.jsp"><text:span text:style-name="T6">biblioteca de proyectos de la zonaClic</text:span></text:a><text:span text:style-name="T6"> gracias a la generosidad de sus autores, que han decidido voluntariamente compartirlas y permitir su reutilización y adaptación a entornos educativos muy diversos</text:span>.</text:p>
      <text:h text:outline-level="2"><text:span text:style-name="T8">El proyecto “</text:span>jclic-repo”</text:h>
      <text:p text:style-name="P4"><text:span text:style-name="T7">La página que estáis viendo forma parte de </text:span><text:bookmark-start text:name="__DdeLink__61_341770176"/><text:span text:style-name="T7">«</text:span>jclic-repo», <text:span text:style-name="T7">un nuevo proyecto que tiene como objetivo facilitar la publicación de colecciones de proyectos JClic en alojamientos web estáticos</text:span>.<text:bookmark-end text:name="__DdeLink__61_341770176"/><text:span text:style-name="T9"> El proyecto utiliza la tecnología de componentes web </text:span><text:a xlink:type="simple" xlink:href="https://www.polymer-project.org/"><text:span text:style-name="T9">Polymer</text:span></text:a><text:span text:style-name="T9">, y todas sus fuentes se encuentran también disponibles en </text:span><text:a xlink:type="simple" xlink:href="https://github.com/projectestac/jclic-repo"><text:span text:style-name="T9">GitHub</text:span></text:a><text:span text:style-name="T9">.</text:span></text:p>
      <text:p text:style-name="P4"><text:span text:style-name="T9">Esta instalación de </text:span><text:span text:style-name="Strong_20_Emphasis">jclic-repo</text:span> <text:span text:style-name="T9">se encuentra alojada provisionalmente en un espació </text:span>Google Drive de XTEC <text:span text:style-name="T9">y contiene una buena parte de los más de </text:span>2.300 recursos de la biblioteca de <text:span text:style-name="T9">proyectos</text:span> de la zonaClic. <text:span text:style-name="T9">El buscador os permite filtrar los resultados por idioma, nivel educativo, área curricular, título o autoría</text:span>. <text:span text:style-name="T9">Haciendo clic en la tarjeta de cada proyecto se accede a una información más detallada,</text:span> <text:span text:style-name="T9">desde donde se pueden poner en marcha las actividades en </text:span>HTML5, <text:span text:style-name="T9">abrirlas en un applet </text:span>(<text:span text:style-name="T9">siempre que el sistema soporte Java</text:span>) o <text:span text:style-name="T9">compartirlas en las redes sociales</text:span>.</text:p>
      <text:p text:style-name="P3"/>
      <text:p text:style-name="P4"><text:span text:style-name="T1">M</text:span><text:span text:style-name="T2">uy importante</text:span>: <text:span text:style-name="T9">os encontráis en un espacio provisional destinado principalmente a la realización de pruebas para facilitar el desarrollo de </text:span><text:span text:style-name="T1">jclic.js</text:span>. Algun<text:span text:style-name="T9">o</text:span>s tip<text:span text:style-name="T9">o</text:span>s <text:span text:style-name="T9">de actividades y recursos multimedia todavía no funcionan. Podéis contribuir al desarrollo de los proyectos notificando incidencias o sugiriendo mejoras en las comunidades de desarrollo de </text:span><text:a xlink:type="simple" xlink:href="https://github.com/projectestac/jclic/issues">JClic</text:a>, <text:a xlink:type="simple" xlink:href="https://github.com/projectestac/jclic.js/issues">jclic.js</text:a> <text:span text:style-name="T9">y</text:span> <text:a xlink:type="simple" xlink:href="https://github.com/projectestac/jclic-repo/issues">jclic-repo</text:a>.</text:p>
      <text:p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s" fo:country="E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3cm" style:contextual-spacing="false" fo:line-height="120%" style:page-number="auto"/>
      <style:text-properties fo:language="es" fo:country="ES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language="es" fo:country="ES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esc Busquets</meta:initial-creator>
    <meta:creation-date>2015-10-23T12:51:08.749275607</meta:creation-date>
    <dc:date>2015-10-23T15:47:22.906145547</dc:date>
    <dc:creator>Francesc Busquets</dc:creator>
    <meta:editing-duration>PT2H38M48S</meta:editing-duration>
    <meta:editing-cycles>5</meta:editing-cycles>
    <meta:generator>LibreOffice/4.2.8.2$Linux_x86 LibreOffice_project/420m0$Build-2</meta:generator>
    <meta:document-statistic meta:table-count="0" meta:image-count="0" meta:object-count="0" meta:page-count="1" meta:paragraph-count="14" meta:word-count="502" meta:character-count="3304" meta:non-whitespace-character-count="2816"/>
  </office:meta>
</office:document-meta>
</file>